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15cm" svg:y1="7cm" svg:x2="2.15cm" svg:y2="1.5cm">
          <text:p/>
        </draw:line>
        <draw:line draw:style-name="gr1" draw:text-style-name="P1" draw:layer="layout" svg:x1="2.15cm" svg:y1="7cm" svg:x2="17.15cm" svg:y2="7cm">
          <text:p/>
        </draw:line>
        <draw:line draw:style-name="gr2" draw:text-style-name="P1" draw:layer="layout" svg:x1="2.15cm" svg:y1="3cm" svg:x2="6.15cm" svg:y2="7cm">
          <text:p/>
        </draw:line>
        <draw:frame draw:style-name="gr3" draw:layer="layout" svg:width="3cm" svg:height="1cm" svg:x="5.65cm" svg:y="7cm">
          <draw:text-box>
            <text:p>H</text:p>
          </draw:text-box>
        </draw:frame>
        <draw:path draw:style-name="gr4" draw:text-style-name="P1" draw:layer="layout" svg:width="12.727cm" svg:height="7.07cm" draw:transform="skewX (-8.27842288548466E-017) rotate (-0.7853981633973) translate (7.14999999998132cm -1.99999999999466cm)" svg:viewBox="0 0 12728 7071" svg:d="m0 7071c5657 0 12728-7071 12728-7071">
          <text:p/>
        </draw:path>
        <draw:frame draw:style-name="gr5" draw:layer="layout" svg:width="2cm" svg:height="1.5cm" svg:x="17.15cm" svg:y="6.5cm">
          <draw:text-box>
            <text:p>z</text:p>
          </draw:text-box>
        </draw:frame>
        <draw:frame draw:style-name="gr5" draw:layer="layout" svg:width="2.5cm" svg:height="1.5cm" svg:x="2.15cm" svg:y="1cm">
          <draw:text-box>
            <text:p>P(z)</text:p>
          </draw:text-box>
        </draw:frame>
        <draw:frame draw:style-name="gr6" draw:layer="layout" svg:width="1.15cm" svg:height="0.96cm" svg:x="1cm" svg:y="2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9T04:05:58.87</meta:creation-date>
    <dc:date>2012-02-29T04:10:04.75</dc:date>
    <meta:editing-duration>PT4M5S</meta:editing-duration>
    <meta:editing-cycles>1</meta:editing-cycles>
    <meta:document-statistic meta:object-count="8"/>
    <meta:generator>LibreOffice/3.3$Win32 LibreOffice_project/330m19$Build-202</meta:generator>
  </office:meta>
</office:document-meta>
</file>

<file path=Object 1/content.xml><?xml version="1.0" encoding="utf-8"?>
<math xmlns="http://www.w3.org/1998/Math/MathML">
  <semantics>
    <msub>
      <mi>P</mi>
      <mn>0</mn>
    </msub>
    <annotation encoding="StarMath 5.0">P_0</annotation>
  </semantics>
</math>
</file>